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Fira Mono" svg:font-family="'Fira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Bullet_20_-_20_Eagle" style:list-style-name="">
      <style:paragraph-properties fo:text-align="justify" style:justify-single-word="false" fo:padding-left="0.0555in" fo:padding-right="0.0555in" fo:padding-top="0.0138in" fo:padding-bottom="0.0138in" fo:border="0.51pt solid #000000"/>
    </style:style>
    <style:style style:name="P2"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officeooo:paragraph-rsid="0015c884"/>
    </style:style>
    <style:style style:name="P3"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fo:language="en" fo:country="GB" style:font-name-asian="Times New Roman1" style:font-size-complex="12pt"/>
    </style:style>
    <style:style style:name="P4" style:family="paragraph" style:parent-style-name="Footnote" style:master-page-name="Converted2">
      <style:paragraph-properties style:page-number="auto"/>
    </style:style>
    <style:style style:name="P5" style:family="paragraph" style:parent-style-name="Header">
      <style:text-properties officeooo:paragraph-rsid="001a93dc"/>
    </style:style>
    <style:style style:name="P6" style:family="paragraph" style:parent-style-name="Heading_20_2" style:list-style-name="">
      <style:paragraph-properties fo:margin-left="-0.1in" fo:margin-right="0in" fo:text-indent="0in" style:auto-text-indent="false"/>
    </style:style>
    <style:style style:name="P7" style:family="paragraph" style:parent-style-name="Heading_20_2" style:list-style-name="WWNum1" style:master-page-name="Standard">
      <style:paragraph-properties fo:margin-left="-0.1in" fo:margin-right="0in" fo:text-align="center" style:justify-single-word="false" fo:text-indent="0in" style:auto-text-indent="false" style:page-number="auto"/>
    </style:style>
    <style:style style:name="P8" style:family="paragraph" style:parent-style-name="List_20_Paragraph" style:list-style-name="WWNum14">
      <style:paragraph-properties fo:margin-top="0.1665in" fo:margin-bottom="0.0835in" loext:contextual-spacing="true" fo:text-align="justify" style:justify-single-word="false"/>
    </style:style>
    <style:style style:name="P9" style:family="paragraph" style:parent-style-name="Standard">
      <style:paragraph-properties fo:text-align="justify" style:justify-single-word="false"/>
      <style:text-properties style:font-name="Arial" fo:font-size="10pt" fo:language="en" fo:country="GB" fo:font-weight="bold" style:font-size-asian="10pt" style:font-weight-asian="bold" style:font-name-complex="Arial1"/>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text-align="justify" style:justify-single-word="false" fo:text-indent="0.4925in" style:auto-text-indent="false"/>
    </style:style>
    <style:style style:name="P12" style:family="paragraph" style:parent-style-name="Standard">
      <style:paragraph-properties fo:margin-top="0.1665in" fo:margin-bottom="0.0835in" loext:contextual-spacing="false" fo:text-align="justify" style:justify-single-word="false"/>
      <style:text-properties officeooo:paragraph-rsid="001c54b9"/>
    </style:style>
    <style:style style:name="P13" style:family="paragraph" style:parent-style-name="Standard">
      <style:paragraph-properties fo:margin-top="0.1665in" fo:margin-bottom="0.0835in" loext:contextual-spacing="false" fo:text-align="justify" style:justify-single-word="false"/>
      <style:text-properties officeooo:paragraph-rsid="0021d118"/>
    </style:style>
    <style:style style:name="P14" style:family="paragraph" style:parent-style-name="Standard">
      <style:paragraph-properties fo:margin-top="0.1665in" fo:margin-bottom="0.0835in" loext:contextual-spacing="false" fo:text-align="justify" style:justify-single-word="false"/>
      <style:text-properties officeooo:rsid="001c54b9" officeooo:paragraph-rsid="001c54b9"/>
    </style:style>
    <style:style style:name="P15" style:family="paragraph" style:parent-style-name="Standard">
      <style:paragraph-properties fo:margin-top="0.1665in" fo:margin-bottom="0.0835in" loext:contextual-spacing="false" fo:text-align="justify" style:justify-single-word="false" fo:break-before="page"/>
    </style:style>
    <style:style style:name="P16" style:family="paragraph" style:parent-style-name="Standard">
      <style:paragraph-properties fo:margin-top="0.1665in" fo:margin-bottom="0.0835in" loext:contextual-spacing="false" fo:text-align="end" style:justify-single-word="false" fo:break-before="page"/>
      <style:text-properties officeooo:paragraph-rsid="0021d118"/>
    </style:style>
    <style:style style:name="P17" style:family="paragraph" style:parent-style-name="Standard">
      <style:paragraph-properties fo:margin-left="0.0366in" fo:margin-right="0in" fo:margin-top="0.1665in" fo:margin-bottom="0.0835in" loext:contextual-spacing="false" fo:text-align="justify" style:justify-single-word="false" fo:text-indent="0in" style:auto-text-indent="false"/>
    </style:style>
    <style:style style:name="P18" style:family="paragraph" style:parent-style-name="Standard">
      <style:paragraph-properties fo:margin-left="0.4917in" fo:margin-right="0in" fo:text-align="justify" style:justify-single-word="false" fo:text-indent="0in" style:auto-text-indent="false"/>
    </style:style>
    <style:style style:name="P19" style:family="paragraph" style:parent-style-name="Step">
      <style:paragraph-properties fo:text-align="justify" style:justify-single-word="false"/>
    </style:style>
    <style:style style:name="P20" style:family="paragraph" style:parent-style-name="Step">
      <style:paragraph-properties fo:text-align="justify" style:justify-single-word="false"/>
      <style:text-properties officeooo:paragraph-rsid="0015c884"/>
    </style:style>
    <style:style style:name="P21" style:family="paragraph" style:parent-style-name="Step">
      <style:paragraph-properties fo:text-align="justify" style:justify-single-word="false"/>
      <style:text-properties officeooo:paragraph-rsid="0017b17c"/>
    </style:style>
    <style:style style:name="P22" style:family="paragraph" style:parent-style-name="Step">
      <style:paragraph-properties fo:text-align="justify" style:justify-single-word="false"/>
      <style:text-properties officeooo:paragraph-rsid="0018ddb2"/>
    </style:style>
    <style:style style:name="P23" style:family="paragraph" style:parent-style-name="Step">
      <style:paragraph-properties fo:text-align="justify" style:justify-single-word="false"/>
      <style:text-properties officeooo:paragraph-rsid="001df3b7"/>
    </style:style>
    <style:style style:name="P24" style:family="paragraph" style:parent-style-name="Step">
      <style:paragraph-properties fo:text-align="justify" style:justify-single-word="false"/>
      <style:text-properties officeooo:rsid="0017b17c" officeooo:paragraph-rsid="0017b17c"/>
    </style:style>
    <style:style style:name="P25" style:family="paragraph" style:parent-style-name="Step">
      <style:paragraph-properties fo:text-align="justify" style:justify-single-word="false"/>
      <style:text-properties officeooo:rsid="0018ddb2" officeooo:paragraph-rsid="0018ddb2"/>
    </style:style>
    <style:style style:name="P26" style:family="paragraph" style:parent-style-name="Step">
      <style:paragraph-properties fo:text-align="justify" style:justify-single-word="false"/>
      <style:text-properties officeooo:rsid="00198067" officeooo:paragraph-rsid="00198067"/>
    </style:style>
    <style:style style:name="P27" style:family="paragraph" style:parent-style-name="Step">
      <style:paragraph-properties fo:text-align="justify" style:justify-single-word="false"/>
      <style:text-properties officeooo:rsid="001a93dc" officeooo:paragraph-rsid="001a93dc"/>
    </style:style>
    <style:style style:name="P28" style:family="paragraph" style:parent-style-name="Step">
      <style:paragraph-properties fo:margin-left="0in" fo:margin-right="0in" fo:text-align="justify" style:justify-single-word="false" fo:text-indent="0.4917in" style:auto-text-indent="false"/>
    </style:style>
    <style:style style:name="P29" style:family="paragraph" style:parent-style-name="Step">
      <style:paragraph-properties fo:text-align="justify" style:justify-single-word="false" fo:break-before="page"/>
    </style:style>
    <style:style style:name="P30" style:family="paragraph" style:parent-style-name="Step">
      <style:paragraph-properties fo:text-align="justify" style:justify-single-word="false" fo:break-before="page"/>
      <style:text-properties officeooo:paragraph-rsid="0015c884"/>
    </style:style>
    <style:style style:name="P31" style:family="paragraph" style:parent-style-name="Step">
      <style:paragraph-properties fo:margin-top="0.1665in" fo:margin-bottom="0.0835in" loext:contextual-spacing="false" fo:text-align="justify" style:justify-single-word="false"/>
      <style:text-properties officeooo:rsid="001c54b9" officeooo:paragraph-rsid="001df3b7"/>
    </style:style>
    <style:style style:name="P32" style:family="paragraph" style:parent-style-name="Step">
      <style:paragraph-properties fo:margin-top="0.1665in" fo:margin-bottom="0.0835in" loext:contextual-spacing="false" fo:text-align="justify" style:justify-single-word="false"/>
      <style:text-properties officeooo:paragraph-rsid="001ea1e6"/>
    </style:style>
    <style:style style:name="P33" style:family="paragraph" style:parent-style-name="Text_20_body">
      <style:paragraph-properties fo:text-align="justify" style:justify-single-word="false"/>
    </style:style>
    <style:style style:name="P34" style:family="paragraph" style:parent-style-name="Text_20_body" style:list-style-name="WWNum13">
      <style:paragraph-properties fo:text-align="justify" style:justify-single-word="false"/>
    </style:style>
    <style:style style:name="P35" style:family="paragraph" style:parent-style-name="Text_20_body" style:list-style-name="WWNum5">
      <style:paragraph-properties fo:text-align="justify" style:justify-single-word="false"/>
    </style:style>
    <style:style style:name="P36" style:family="paragraph" style:parent-style-name="Text_20_body">
      <style:text-properties officeooo:rsid="0015c884" officeooo:paragraph-rsid="0015c884"/>
    </style:style>
    <style:style style:name="P37" style:family="paragraph" style:parent-style-name="Text_20_body">
      <style:text-properties officeooo:paragraph-rsid="0015c884"/>
    </style:style>
    <style:style style:name="P38" style:family="paragraph" style:parent-style-name="Text_20_body">
      <style:paragraph-properties fo:margin-top="0.1665in" fo:margin-bottom="0.0835in" loext:contextual-spacing="false" fo:text-align="justify" style:justify-single-word="false"/>
    </style:style>
    <style:style style:name="P39" style:family="paragraph" style:parent-style-name="Text_20_body" style:list-style-name="WWNum10">
      <style:paragraph-properties fo:margin-top="0.1665in" fo:margin-bottom="0.0835in" loext:contextual-spacing="false" fo:text-align="justify" style:justify-single-word="false"/>
    </style:style>
    <style:style style:name="P40" style:family="paragraph" style:parent-style-name="Text_20_body" style:list-style-name="WWNum11">
      <style:paragraph-properties fo:margin-top="0.1665in" fo:margin-bottom="0.0835in" loext:contextual-spacing="false" fo:text-align="justify" style:justify-single-word="false"/>
      <style:text-properties officeooo:paragraph-rsid="001cbaca"/>
    </style:style>
    <style:style style:name="P41" style:family="paragraph" style:parent-style-name="Text_20_body" style:list-style-name="WWNum12">
      <style:paragraph-properties fo:margin-top="0.1665in" fo:margin-bottom="0.0835in" loext:contextual-spacing="false" fo:text-align="justify" style:justify-single-word="false"/>
    </style:style>
    <style:style style:name="P42" style:family="paragraph" style:parent-style-name="Text_20_body">
      <style:paragraph-properties fo:margin-top="0.1665in" fo:margin-bottom="0.0835in" loext:contextual-spacing="false" fo:text-align="justify" style:justify-single-word="false"/>
      <style:text-properties officeooo:paragraph-rsid="001f90fb"/>
    </style:style>
    <style:style style:name="P43" style:family="paragraph" style:parent-style-name="Text_20_body">
      <style:paragraph-properties fo:margin-top="0.1665in" fo:margin-bottom="0.0835in" loext:contextual-spacing="false" fo:text-align="justify" style:justify-single-word="false"/>
      <style:text-properties officeooo:rsid="001cbaca" officeooo:paragraph-rsid="001cbaca"/>
    </style:style>
    <style:style style:name="P44" style:family="paragraph" style:parent-style-name="Text_20_body">
      <style:paragraph-properties fo:margin-top="0.1665in" fo:margin-bottom="0.0835in" loext:contextual-spacing="false" fo:text-align="justify" style:justify-single-word="false"/>
      <style:text-properties officeooo:rsid="001df3b7" officeooo:paragraph-rsid="001df3b7"/>
    </style:style>
    <style:style style:name="P45" style:family="paragraph" style:parent-style-name="Text_20_body">
      <style:paragraph-properties fo:margin-top="0.1665in" fo:margin-bottom="0.0835in" loext:contextual-spacing="false" fo:text-align="justify" style:justify-single-word="false"/>
      <style:text-properties officeooo:rsid="001f90fb" officeooo:paragraph-rsid="0021d118"/>
    </style:style>
    <style:style style:name="P46" style:family="paragraph" style:parent-style-name="Text_20_body">
      <style:paragraph-properties fo:margin-top="0.1665in" fo:margin-bottom="0.0835in" loext:contextual-spacing="false" fo:text-align="justify" style:justify-single-word="false"/>
      <style:text-properties officeooo:rsid="0021d118" officeooo:paragraph-rsid="0021d118"/>
    </style:style>
    <style:style style:name="P47" style:family="paragraph" style:parent-style-name="Text_20_body">
      <style:paragraph-properties fo:margin-top="0.1665in" fo:margin-bottom="0.0835in" loext:contextual-spacing="false" fo:text-align="justify" style:justify-single-word="false" fo:break-before="page"/>
    </style:style>
    <style:style style:name="P48" style:family="paragraph" style:parent-style-name="Text_20_body">
      <style:paragraph-properties fo:margin-left="0.5in" fo:margin-right="0in" fo:margin-top="0.1665in" fo:margin-bottom="0.0835in" loext:contextual-spacing="false" fo:text-align="justify" style:justify-single-word="false" fo:text-indent="0in" style:auto-text-indent="false"/>
    </style:style>
    <style:style style:name="T1" style:family="text">
      <style:text-properties fo:font-size="20pt" fo:language="en" fo:country="GB" style:font-size-asian="20pt" style:font-name-complex="Times New Roman1" style:font-weight-complex="normal"/>
    </style:style>
    <style:style style:name="T2" style:family="text">
      <style:text-properties fo:language="en" fo:country="GB"/>
    </style:style>
    <style:style style:name="T3" style:family="text">
      <style:text-properties fo:language="en" fo:country="GB" fo:font-weight="bold" style:font-name-asian="Times New Roman1" style:font-weight-asian="bold" style:font-size-complex="12pt"/>
    </style:style>
    <style:style style:name="T4" style:family="text">
      <style:text-properties fo:language="en" fo:country="GB" fo:font-weight="bold" style:font-weight-asian="bold"/>
    </style:style>
    <style:style style:name="T5" style:family="text">
      <style:text-properties fo:language="en" fo:country="GB" style:font-name-asian="Times New Roman1" style:font-size-complex="12pt"/>
    </style:style>
    <style:style style:name="T6" style:family="text">
      <style:text-properties fo:language="en" fo:country="GB" style:font-name-asian="Times New Roman1" style:font-size-complex="12pt" style:font-weight-complex="bold"/>
    </style:style>
    <style:style style:name="T7" style:family="text">
      <style:text-properties fo:language="en" fo:country="GB" officeooo:rsid="0017b17c" style:font-name-asian="Times New Roman1" style:font-size-complex="12pt"/>
    </style:style>
    <style:style style:name="T8" style:family="text">
      <style:text-properties fo:language="en" fo:country="GB" fo:font-weight="normal" style:font-name-asian="Times New Roman1" style:font-weight-asian="normal" style:font-size-complex="12pt"/>
    </style:style>
    <style:style style:name="T9" style:family="text">
      <style:text-properties fo:language="en" fo:country="GB" fo:font-style="italic" fo:font-weight="normal" style:font-name-asian="Times New Roman1" style:font-style-asian="italic" style:font-weight-asian="normal" style:font-size-complex="12pt" style:font-style-complex="italic"/>
    </style:style>
    <style:style style:name="T10" style:family="text">
      <style:text-properties fo:language="en" fo:country="GB" fo:font-style="italic" fo:font-weight="normal" officeooo:rsid="0015085c" style:font-name-asian="Times New Roman1" style:font-style-asian="italic" style:font-weight-asian="normal" style:font-size-complex="12pt" style:font-style-complex="italic"/>
    </style:style>
    <style:style style:name="T11" style:family="text">
      <style:text-properties fo:language="es" fo:country="ES"/>
    </style:style>
    <style:style style:name="T12" style:family="text">
      <style:text-properties fo:language="es" fo:country="ES" style:font-name-asian="Times New Roman1" style:font-size-complex="12pt"/>
    </style:style>
    <style:style style:name="T13" style:family="text">
      <style:text-properties fo:language="es" fo:country="ES" officeooo:rsid="0017b17c" style:font-name-asian="Times New Roman1" style:font-size-complex="12pt"/>
    </style:style>
    <style:style style:name="T14" style:family="text">
      <style:text-properties fo:language="es" fo:country="ES" fo:font-weight="bold" style:font-name-asian="Times New Roman1" style:font-weight-asian="bold" style:font-size-complex="12pt"/>
    </style:style>
    <style:style style:name="T15" style:family="text">
      <style:text-properties style:font-name="Arial" fo:font-size="10pt" style:font-name-asian="Times New Roman1" style:font-size-asian="10pt" style:font-name-complex="Arial1"/>
    </style:style>
    <style:style style:name="T16" style:family="text">
      <style:text-properties style:font-name="Arial" fo:font-size="10pt" style:font-name-asian="Times New Roman1" style:font-size-asian="10pt" style:font-name-complex="Arial1" style:font-size-complex="10pt"/>
    </style:style>
    <style:style style:name="T17" style:family="text">
      <style:text-properties style:font-name="Arial" fo:font-size="10pt" fo:language="en" fo:country="GB" fo:font-weight="bold" style:font-size-asian="10pt" style:font-weight-asian="bold" style:font-name-complex="Arial1"/>
    </style:style>
    <style:style style:name="T18" style:family="text">
      <style:text-properties style:font-name="Arial" fo:font-size="10pt" fo:language="en" fo:country="GB" fo:font-weight="bold" style:font-size-asian="10pt" style:font-weight-asian="bold" style:font-name-complex="Arial1" style:font-weight-complex="bold"/>
    </style:style>
    <style:style style:name="T19" style:family="text">
      <style:text-properties style:font-name="Arial" fo:font-size="10pt" fo:language="en" fo:country="GB" style:font-size-asian="10pt" style:font-name-complex="Arial1"/>
    </style:style>
    <style:style style:name="T20" style:family="text">
      <style:text-properties style:font-name="Arial" fo:font-size="10pt" fo:language="en" fo:country="GB" officeooo:rsid="001ea1e6" style:font-size-asian="10pt" style:font-name-complex="Arial1"/>
    </style:style>
    <style:style style:name="T21" style:family="text">
      <style:text-properties style:font-name="Arial" fo:font-size="10pt" fo:language="en" fo:country="GB" officeooo:rsid="001c54b9" style:font-size-asian="10pt" style:font-name-complex="Arial1"/>
    </style:style>
    <style:style style:name="T22" style:family="text">
      <style:text-properties style:font-name="Arial" fo:font-size="10pt" fo:language="en" fo:country="GB" fo:font-weight="normal" officeooo:rsid="001c54b9" style:font-name-asian="Times New Roman1" style:font-size-asian="10pt" style:font-weight-asian="normal" style:font-name-complex="Arial1" style:font-size-complex="12pt" style:font-weight-complex="bold"/>
    </style:style>
    <style:style style:name="T23" style:family="text">
      <style:text-properties style:font-name="Arial" fo:font-size="10pt" fo:language="en" fo:country="GB" fo:font-weight="normal" officeooo:rsid="001ea1e6" style:font-name-asian="Times New Roman1" style:font-size-asian="10pt" style:language-asian="ar" style:country-asian="SA" style:font-weight-asian="normal" style:font-name-complex="Arial1" style:font-size-complex="12pt" style:font-weight-complex="bold"/>
    </style:style>
    <style:style style:name="T24" style:family="text">
      <style:text-properties style:font-name="Arial" fo:font-size="10pt" fo:language="en" fo:country="GB" officeooo:rsid="001ea1e6" style:font-name-asian="SimSun" style:font-size-asian="10pt" style:language-asian="ar" style:country-asian="SA" style:font-name-complex="Arial1" style:font-size-complex="12pt"/>
    </style:style>
    <style:style style:name="T25" style:family="text">
      <style:text-properties style:font-name="Arial" fo:font-size="10pt" fo:font-weight="bold" style:font-size-asian="10pt" style:font-weight-asian="bold" style:font-name-complex="Arial1" style:font-weight-complex="bold"/>
    </style:style>
    <style:style style:name="T26" style:family="text">
      <style:text-properties style:font-name="Arial" fo:font-size="10pt" style:font-size-asian="10pt" style:font-name-complex="Arial1"/>
    </style:style>
    <style:style style:name="T27" style:family="text">
      <style:text-properties style:font-name="Arial" fo:font-size="10pt" fo:language="en" fo:country="US" fo:font-weight="bold" officeooo:rsid="0017b17c" style:font-name-asian="Times New Roman1" style:font-size-asian="10pt" style:language-asian="ar" style:country-asian="SA" style:font-weight-asian="normal" style:font-name-complex="Arial1" style:font-size-complex="12pt" style:font-weight-complex="bold"/>
    </style:style>
    <style:style style:name="T28" style:family="text">
      <style:text-properties style:font-name="Arial" fo:font-size="10pt" fo:language="en" fo:country="US" fo:font-weight="normal" style:font-name-asian="Times New Roman1" style:font-size-asian="10pt" style:language-asian="ar" style:country-asian="SA" style:font-weight-asian="normal" style:font-name-complex="Arial1" style:font-size-complex="12pt" style:font-weight-complex="bold"/>
    </style:style>
    <style:style style:name="T29" style:family="text">
      <style:text-properties style:font-name="Arial" fo:font-size="10pt" fo:language="en" fo:country="US" fo:font-weight="normal" officeooo:rsid="0017b17c" style:font-name-asian="Times New Roman1" style:font-size-asian="10pt" style:language-asian="ar" style:country-asian="SA" style:font-weight-asian="normal" style:font-name-complex="Arial1" style:font-size-complex="12pt" style:font-weight-complex="bold"/>
    </style:style>
    <style:style style:name="T30" style:family="text">
      <style:text-properties style:font-name="Arial" fo:font-size="10pt" fo:language="en" fo:country="US" fo:font-weight="normal" officeooo:rsid="001c54b9" style:font-name-asian="Times New Roman1" style:font-size-asian="10pt" style:language-asian="ar" style:country-asian="SA" style:font-weight-asian="normal" style:font-name-complex="Arial1" style:font-size-complex="12pt" style:font-weight-complex="bold"/>
    </style:style>
    <style:style style:name="T31" style:family="text">
      <style:text-properties style:font-name="Arial" fo:font-size="10pt" fo:language="en" fo:country="US" fo:font-weight="normal" officeooo:rsid="001df3b7" style:font-name-asian="Times New Roman1" style:font-size-asian="10pt" style:language-asian="ar" style:country-asian="SA" style:font-weight-asian="normal" style:font-name-complex="Arial1" style:font-size-complex="12pt" style:font-weight-complex="bold"/>
    </style:style>
    <style:style style:name="T32" style:family="text">
      <style:text-properties style:font-name="Arial" fo:font-size="10pt" fo:language="en" fo:country="US" fo:font-weight="normal" officeooo:rsid="001ea1e6" style:font-name-asian="Times New Roman1" style:font-size-asian="10pt" style:language-asian="ar" style:country-asian="SA" style:font-weight-asian="normal" style:font-name-complex="Arial1" style:font-size-complex="12pt" style:font-weight-complex="bold"/>
    </style:style>
    <style:style style:name="T33" style:family="text">
      <style:text-properties style:font-name="Arial" fo:font-size="10pt" fo:language="en" fo:country="US" fo:font-weight="normal" officeooo:rsid="0021d118" style:font-name-asian="Times New Roman1" style:font-size-asian="10pt" style:language-asian="ar" style:country-asian="SA" style:font-weight-asian="normal" style:font-name-complex="Arial1" style:font-size-complex="12pt" style:font-weight-complex="bold"/>
    </style:style>
    <style:style style:name="T34" style:family="text">
      <style:text-properties style:font-name="Arial" fo:font-size="10pt" fo:language="en" fo:country="US" style:font-name-asian="Times New Roman1" style:font-size-asian="10pt" style:language-asian="ar" style:country-asian="SA" style:font-name-complex="Arial1" style:font-size-complex="12pt"/>
    </style:style>
    <style:style style:name="T35" style:family="text">
      <style:text-properties style:font-name="Arial" fo:font-size="10pt" fo:language="en" fo:country="US" officeooo:rsid="001df3b7" style:font-name-asian="Times New Roman1" style:font-size-asian="10pt" style:language-asian="ar" style:country-asian="SA" style:font-name-complex="Arial1" style:font-size-complex="12pt"/>
    </style:style>
    <style:style style:name="T36" style:family="text">
      <style:text-properties style:font-name="Arial" fo:font-size="10pt" fo:language="en" fo:country="US" officeooo:rsid="001f90fb" style:font-name-asian="Times New Roman1" style:font-size-asian="10pt" style:language-asian="ar" style:country-asian="SA" style:font-name-complex="Arial1" style:font-size-complex="12pt"/>
    </style:style>
    <style:style style:name="T37" style:family="text">
      <style:text-properties style:font-name="Arial" fo:language="es" fo:country="ES" style:font-name-complex="Arial1"/>
    </style:style>
    <style:style style:name="T38" style:family="text">
      <style:text-properties style:font-name="Arial" fo:language="es" fo:country="ES" fo:font-style="italic" style:font-style-asian="italic" style:font-name-complex="Arial1" style:font-style-complex="italic"/>
    </style:style>
    <style:style style:name="T39" style:family="text">
      <style:text-properties style:font-name="Fira Mono" fo:font-size="9pt" style:font-name-asian="Times New Roman1" style:font-size-asian="9pt" style:font-name-complex="Arial1" style:font-size-complex="9pt"/>
    </style:style>
    <style:style style:name="T40" style:family="text">
      <style:text-properties style:font-name="Fira Mono" fo:font-size="9pt" style:font-name-asian="Times New Roman1" style:font-size-asian="9pt" style:font-size-complex="9pt"/>
    </style:style>
    <style:style style:name="T41" style:family="text">
      <style:text-properties style:font-name="Fira Mono" fo:font-size="9pt" fo:font-weight="bold" style:font-name-asian="Times New Roman1" style:font-size-asian="9pt" style:font-weight-asian="bold" style:font-name-complex="Arial1" style:font-size-complex="9pt"/>
    </style:style>
    <style:style style:name="T42" style:family="text">
      <style:text-properties style:font-name="Fira Mono" fo:font-size="10pt" style:font-name-asian="Times New Roman1" style:font-size-asian="10pt" style:font-name-complex="Arial1" style:font-size-complex="8pt"/>
    </style:style>
    <style:style style:name="T43" style:family="text">
      <style:text-properties style:font-name="Fira Mono" fo:font-size="10pt" fo:language="es" fo:country="ES" style:font-name-asian="Times New Roman1" style:font-size-asian="10pt" style:font-name-complex="Arial1" style:font-size-complex="8pt"/>
    </style:style>
    <style:style style:name="T44" style:family="text">
      <style:text-properties style:font-name="Fira Mono" fo:font-size="10pt" fo:language="es" fo:country="ES" style:text-underline-style="solid" style:text-underline-width="auto" style:text-underline-color="font-color" style:font-name-asian="Times New Roman1" style:font-size-asian="10pt" style:font-name-complex="Arial1" style:font-size-complex="8pt"/>
    </style:style>
    <style:style style:name="T45" style:family="text">
      <style:text-properties fo:font-weight="normal" style:font-name-asian="Times New Roman1" style:font-weight-asian="normal" style:font-size-complex="12pt"/>
    </style:style>
    <style:style style:name="T46" style:family="text">
      <style:text-properties fo:font-weight="normal" style:font-name-asian="Times New Roman1" style:font-weight-asian="normal" style:font-size-complex="12pt" style:font-weight-complex="bold"/>
    </style:style>
    <style:style style:name="T47" style:family="text">
      <style:text-properties fo:font-weight="normal" officeooo:rsid="0017b17c" style:font-name-asian="Times New Roman1" style:font-weight-asian="normal" style:font-size-complex="12pt" style:font-weight-complex="bold"/>
    </style:style>
    <style:style style:name="T48" style:family="text">
      <style:text-properties fo:font-weight="normal" officeooo:rsid="0018ddb2" style:font-name-asian="Times New Roman1" style:font-weight-asian="normal" style:font-size-complex="12pt" style:font-weight-complex="bold"/>
    </style:style>
    <style:style style:name="T49" style:family="text">
      <style:text-properties fo:font-weight="normal" officeooo:rsid="001c54b9" style:font-name-asian="Times New Roman1" style:font-weight-asian="normal" style:font-size-complex="12pt" style:font-weight-complex="bold"/>
    </style:style>
    <style:style style:name="T50" style:family="text">
      <style:text-properties style:font-name-asian="Times New Roman1" style:font-size-complex="12pt"/>
    </style:style>
    <style:style style:name="T51" style:family="text">
      <style:text-properties style:font-name-asian="Times New Roman1" style:font-size-complex="12pt" style:font-weight-complex="bold"/>
    </style:style>
    <style:style style:name="T52" style:family="text">
      <style:text-properties style:font-name-asian="Times New Roman1" style:font-weight-complex="bold"/>
    </style:style>
    <style:style style:name="T53" style:family="text">
      <style:text-properties fo:font-style="italic" style:font-style-asian="italic"/>
    </style:style>
    <style:style style:name="T54" style:family="text">
      <style:text-properties fo:font-weight="bold" style:font-weight-asian="bold"/>
    </style:style>
    <style:style style:name="T55" style:family="text">
      <style:text-properties fo:font-weight="bold" style:font-name-asian="Times New Roman1" style:font-weight-asian="normal" style:font-size-complex="12pt" style:font-weight-complex="bold"/>
    </style:style>
    <style:style style:name="T56" style:family="text">
      <style:text-properties style:font-name="Courier New" style:font-name-complex="Courier New2"/>
    </style:style>
    <style:style style:name="T57" style:family="text">
      <style:text-properties style:font-name-complex="Times New Roman1"/>
    </style:style>
    <style:style style:name="T58" style:family="text">
      <style:text-properties fo:font-size="11pt" fo:font-weight="normal" style:font-size-asian="11pt" style:font-weight-asian="normal" style:font-name-complex="Times New Roman1" style:font-weight-complex="normal"/>
    </style:style>
    <style:style style:name="T59" style:family="text">
      <style:text-properties officeooo:rsid="0015c884"/>
    </style:style>
    <style:style style:name="T60" style:family="text">
      <style:text-properties fo:color="#000000" style:font-name="Arial" fo:font-size="10pt" fo:language="en" fo:country="GB" officeooo:rsid="0017b17c" style:font-name-asian="Times New Roman1" style:font-size-asian="10pt" style:language-asian="ar" style:country-asian="SA" style:font-name-complex="Arial1" style:font-size-complex="12pt"/>
    </style:style>
    <style:style style:name="T61" style:family="text">
      <style:text-properties officeooo:rsid="001df3b7"/>
    </style:style>
    <style:style style:name="T62" style:family="text">
      <style:text-properties officeooo:rsid="001f90fb"/>
    </style:style>
  </office:automatic-styles>
  <office:body>
    <office:text text:use-soft-page-breaks="true">
      <office:forms form:automatic-focus="false" form:apply-design-mode="false"/>
      <text:tracked-changes>
        <text:changed-region xml:id="ct93939372189968" text:id="ct93939372189968">
          <text:insertion>
            <office:change-info>
              <dc:creator>Unknown Author</dc:creator>
              <dc:date>2020-04-27T13:32:47</dc:date>
            </office:change-info>
          </text:insertion>
        </text:changed-region>
        <text:changed-region xml:id="ct93939380196768" text:id="ct93939380196768">
          <text:insertion>
            <office:change-info>
              <dc:creator>Unknown Author</dc:creator>
              <dc:date>2020-04-27T13:02:00</dc:date>
            </office:change-info>
          </text:insertion>
        </text:changed-region>
        <text:changed-region xml:id="ct93939380120992" text:id="ct93939380120992">
          <text:insertion>
            <office:change-info>
              <dc:creator>Unknown Author</dc:creator>
              <dc:date>2020-04-27T13:32:41</dc:date>
            </office:change-info>
          </text:insertion>
        </text:changed-region>
        <text:changed-region xml:id="ct93939380805552" text:id="ct93939380805552">
          <text:insertion>
            <office:change-info>
              <dc:creator>Unknown Author</dc:creator>
              <dc:date>2020-04-27T13:32:55</dc:date>
            </office:change-info>
          </text:insertion>
        </text:changed-region>
        <text:changed-region xml:id="ct93939350793632" text:id="ct93939350793632">
          <text:insertion>
            <office:change-info>
              <dc:creator>Unknown Author</dc:creator>
              <dc:date>2020-04-27T13:32:52</dc:date>
            </office:change-info>
          </text:insertion>
        </text:changed-region>
        <text:changed-region xml:id="ct93939375144736" text:id="ct93939375144736">
          <text:insertion>
            <office:change-info>
              <dc:creator>Unknown Author</dc:creator>
              <dc:date>2020-04-27T13:32:34</dc:date>
            </office:change-info>
          </text:insertion>
        </text:changed-region>
        <text:changed-region xml:id="ct93939380512960" text:id="ct93939380512960">
          <text:deletion>
            <office:change-info>
              <dc:creator>Unknown Author</dc:creator>
              <dc:date>2020-04-27T13:01:26</dc:date>
            </office:change-info>
            <text:p text:style-name="P20"><text:span text:style-name="T45"><text:s/></text:span></text:p>
          </text:deletion>
        </text:changed-region>
        <text:changed-region xml:id="ct93939379295360" text:id="ct93939379295360">
          <text:insertion>
            <office:change-info>
              <dc:creator>Unknown Author</dc:creator>
              <dc:date>2020-04-27T12:57:46</dc:date>
            </office:change-info>
          </text:insertion>
        </text:changed-region>
        <text:changed-region xml:id="ct93939380460352" text:id="ct93939380460352">
          <text:insertion>
            <office:change-info>
              <dc:creator>Unknown Author</dc:creator>
              <dc:date>2020-04-27T12:58:30</dc:date>
            </office:change-info>
          </text:insertion>
        </text:changed-region>
        <text:changed-region xml:id="ct93939379660976" text:id="ct93939379660976">
          <text:insertion>
            <office:change-info>
              <dc:creator>Unknown Author</dc:creator>
              <dc:date>2020-04-27T13:00:21</dc:date>
            </office:change-info>
          </text:insertion>
        </text:changed-region>
        <text:changed-region xml:id="ct93939379298944" text:id="ct93939379298944">
          <text:insertion>
            <office:change-info>
              <dc:creator>Unknown Author</dc:creator>
              <dc:date>2020-04-27T13:01:01</dc:date>
            </office:change-info>
          </text:insertion>
        </text:changed-region>
        <text:changed-region xml:id="ct93939348454880" text:id="ct93939348454880">
          <text:deletion>
            <office:change-info>
              <dc:creator>Unknown Author</dc:creator>
              <dc:date>2020-04-27T13:27:59</dc:date>
            </office:change-info>
            <text:p text:style-name="P37"><text:span text:style-name="T50"/></text:p>
            <text:p text:style-name="P37"><text:span text:style-name="T50"/></text:p>
          </text:deletion>
        </text:changed-region>
        <text:changed-region xml:id="ct93939378065680" text:id="ct93939378065680">
          <text:insertion>
            <office:change-info>
              <dc:creator>Unknown Author</dc:creator>
              <dc:date>2020-04-27T13:38:05</dc:date>
            </office:change-info>
          </text:insertion>
        </text:changed-region>
        <text:changed-region xml:id="ct93939380102032" text:id="ct93939380102032">
          <text:insertion>
            <office:change-info>
              <dc:creator>Unknown Author</dc:creator>
              <dc:date>2020-04-27T13:28:21</dc:date>
            </office:change-info>
          </text:insertion>
        </text:changed-region>
        <text:changed-region xml:id="ct93939349909648" text:id="ct93939349909648">
          <text:insertion>
            <office:change-info>
              <dc:creator>Unknown Author</dc:creator>
              <dc:date>2020-04-27T13:31:49</dc:date>
            </office:change-info>
          </text:insertion>
        </text:changed-region>
        <text:changed-region xml:id="ct93939382746240" text:id="ct93939382746240">
          <text:insertion>
            <office:change-info>
              <dc:creator>Unknown Author</dc:creator>
              <dc:date>2020-04-27T13:35:20</dc:date>
            </office:change-info>
          </text:insertion>
        </text:changed-region>
        <text:changed-region xml:id="ct93939385906560" text:id="ct93939385906560">
          <text:insertion>
            <office:change-info>
              <dc:creator>Unknown Author</dc:creator>
              <dc:date>2020-04-27T13:31:49</dc:date>
            </office:change-info>
          </text:insertion>
        </text:changed-region>
        <text:changed-region xml:id="ct93939379814960" text:id="ct93939379814960">
          <text:insertion>
            <office:change-info>
              <dc:creator>Unknown Author</dc:creator>
              <dc:date>2020-04-27T13:37:12</dc:date>
            </office:change-info>
          </text:insertion>
        </text:changed-region>
        <text:changed-region xml:id="ct93939343212304" text:id="ct93939343212304">
          <text:insertion>
            <office:change-info>
              <dc:creator>Unknown Author</dc:creator>
              <dc:date>2020-04-27T13:31:49</dc:date>
            </office:change-info>
          </text:insertion>
        </text:changed-region>
        <text:changed-region xml:id="ct93939350756848" text:id="ct93939350756848">
          <text:insertion>
            <office:change-info>
              <dc:creator>Unknown Author</dc:creator>
              <dc:date>2020-04-27T13:44:39</dc:date>
            </office:change-info>
          </text:insertion>
        </text:changed-region>
        <text:changed-region xml:id="ct93939385547968" text:id="ct93939385547968">
          <text:insertion>
            <office:change-info>
              <dc:creator>Unknown Author</dc:creator>
              <dc:date>2020-04-27T13:44:45</dc:date>
            </office:change-info>
          </text:insertion>
        </text:changed-region>
        <text:changed-region xml:id="ct93939386324096" text:id="ct93939386324096">
          <text:insertion>
            <office:change-info>
              <dc:creator>Unknown Author</dc:creator>
              <dc:date>2020-04-27T13:52:16</dc:date>
            </office:change-info>
          </text:insertion>
        </text:changed-region>
        <text:changed-region xml:id="ct93939383476848" text:id="ct93939383476848">
          <text:insertion>
            <office:change-info>
              <dc:creator>Unknown Author</dc:creator>
              <dc:date>2020-04-27T13:53:01</dc:date>
            </office:change-info>
          </text:insertion>
        </text:changed-region>
        <text:changed-region xml:id="ct93939379674944" text:id="ct93939379674944">
          <text:insertion>
            <office:change-info>
              <dc:creator>Unknown Author</dc:creator>
              <dc:date>2020-04-27T13:54:10</dc:date>
            </office:change-info>
          </text:insertion>
        </text:changed-region>
        <text:changed-region xml:id="ct93939339946128" text:id="ct93939339946128">
          <text:deletion>
            <office:change-info>
              <dc:creator>Unknown Author</dc:creator>
              <dc:date>2020-04-27T13:59:06</dc:date>
            </office:change-info>
            <text:p text:style-name="P28"><text:span text:style-name="T40"/></text:p>
            <text:p text:style-name="P28"><text:span text:style-name="T40"/></text:p>
          </text:deletion>
        </text:changed-region>
        <text:changed-region xml:id="ct93939384582832" text:id="ct93939384582832">
          <text:insertion>
            <office:change-info>
              <dc:creator>Unknown Author</dc:creator>
              <dc:date>2020-04-27T13:55:34</dc:date>
            </office:change-info>
          </text:insertion>
        </text:changed-region>
        <text:changed-region xml:id="ct93939377528784" text:id="ct93939377528784">
          <text:insertion>
            <office:change-info>
              <dc:creator>Unknown Author</dc:creator>
              <dc:date>2020-04-27T13:59:21</dc:date>
            </office:change-info>
          </text:insertion>
        </text:changed-region>
        <text:changed-region xml:id="ct93939343527680" text:id="ct93939343527680">
          <text:insertion>
            <office:change-info>
              <dc:creator>Unknown Author</dc:creator>
              <dc:date>2020-04-27T14:05:57</dc:date>
            </office:change-info>
          </text:insertion>
        </text:changed-region>
        <text:changed-region xml:id="ct93939385505760" text:id="ct93939385505760">
          <text:insertion>
            <office:change-info>
              <dc:creator>Unknown Author</dc:creator>
              <dc:date>2020-04-27T14:06:00</dc:date>
            </office:change-info>
          </text:insertion>
        </text:changed-region>
        <text:changed-region xml:id="ct93939382512816" text:id="ct93939382512816">
          <text:insertion>
            <office:change-info>
              <dc:creator>Unknown Author</dc:creator>
              <dc:date>2020-04-27T14:07:01</dc:date>
            </office:change-info>
          </text:insertion>
        </text:changed-region>
        <text:changed-region xml:id="ct93939379325984" text:id="ct93939379325984">
          <text:insertion>
            <office:change-info>
              <dc:creator>Unknown Author</dc:creator>
              <dc:date>2020-04-27T14:08:04</dc:date>
            </office:change-info>
          </text:insertion>
        </text:changed-region>
        <text:changed-region xml:id="ct93939376645120" text:id="ct93939376645120">
          <text:insertion>
            <office:change-info>
              <dc:creator>Unknown Author</dc:creator>
              <dc:date>2020-04-27T14:09:11</dc:date>
            </office:change-info>
          </text:insertion>
        </text:changed-region>
        <text:changed-region xml:id="ct93939386211264" text:id="ct93939386211264">
          <text:insertion>
            <office:change-info>
              <dc:creator>Unknown Author</dc:creator>
              <dc:date>2020-04-27T14:32:58</dc:date>
            </office:change-info>
          </text:insertion>
        </text:changed-region>
        <text:changed-region xml:id="ct93939371735600" text:id="ct93939371735600">
          <text:insertion>
            <office:change-info>
              <dc:creator>Unknown Author</dc:creator>
              <dc:date>2020-04-27T14:33:01</dc:date>
            </office:change-info>
          </text:insertion>
        </text:changed-region>
        <text:changed-region xml:id="ct93939382960000" text:id="ct93939382960000">
          <text:insertion>
            <office:change-info>
              <dc:creator>Unknown Author</dc:creator>
              <dc:date>2020-04-27T14:10:00</dc:date>
            </office:change-info>
          </text:insertion>
        </text:changed-region>
        <text:changed-region xml:id="ct93939348450224" text:id="ct93939348450224">
          <text:insertion>
            <office:change-info>
              <dc:creator>Unknown Author</dc:creator>
              <dc:date>2020-04-27T14:11:13</dc:date>
            </office:change-info>
          </text:insertion>
        </text:changed-region>
        <text:changed-region xml:id="ct93939372233296" text:id="ct93939372233296">
          <text:insertion>
            <office:change-info>
              <dc:creator>Unknown Author</dc:creator>
              <dc:date>2020-04-27T14:12:10</dc:date>
            </office:change-info>
          </text:insertion>
        </text:changed-region>
        <text:changed-region xml:id="ct93939385671312" text:id="ct93939385671312">
          <text:insertion>
            <office:change-info>
              <dc:creator>Unknown Author</dc:creator>
              <dc:date>2020-04-27T14:13:00</dc:date>
            </office:change-info>
          </text:insertion>
        </text:changed-region>
        <text:changed-region xml:id="ct93939385081824" text:id="ct93939385081824">
          <text:insertion>
            <office:change-info>
              <dc:creator>Unknown Author</dc:creator>
              <dc:date>2020-04-27T14:14:00</dc:date>
            </office:change-info>
          </text:insertion>
        </text:changed-region>
        <text:changed-region xml:id="ct93939358082832" text:id="ct93939358082832">
          <text:insertion>
            <office:change-info>
              <dc:creator>Unknown Author</dc:creator>
              <dc:date>2020-04-27T14:15:02</dc:date>
            </office:change-info>
          </text:insertion>
        </text:changed-region>
        <text:changed-region xml:id="ct93939383579936" text:id="ct93939383579936">
          <text:insertion>
            <office:change-info>
              <dc:creator>Unknown Author</dc:creator>
              <dc:date>2020-04-27T14:16:14</dc:date>
            </office:change-info>
          </text:insertion>
        </text:changed-region>
        <text:changed-region xml:id="ct93939375077664" text:id="ct93939375077664">
          <text:insertion>
            <office:change-info>
              <dc:creator>Unknown Author</dc:creator>
              <dc:date>2020-04-27T14:59:53</dc:date>
            </office:change-info>
          </text:insertion>
        </text:changed-region>
        <text:changed-region xml:id="ct93939372419424" text:id="ct93939372419424">
          <text:insertion>
            <office:change-info>
              <dc:creator>Unknown Author</dc:creator>
              <dc:date>2020-04-27T14:16:14</dc:date>
            </office:change-info>
          </text:insertion>
        </text:changed-region>
        <text:changed-region xml:id="ct93939382576560" text:id="ct93939382576560">
          <text:insertion>
            <office:change-info>
              <dc:creator>Unknown Author</dc:creator>
              <dc:date>2020-04-27T14:17:24</dc:date>
            </office:change-info>
          </text:insertion>
        </text:changed-region>
        <text:changed-region xml:id="ct93939386380624" text:id="ct93939386380624">
          <text:insertion>
            <office:change-info>
              <dc:creator>Unknown Author</dc:creator>
              <dc:date>2020-04-27T14:18:01</dc:date>
            </office:change-info>
          </text:insertion>
        </text:changed-region>
        <text:changed-region xml:id="ct93939361653120" text:id="ct93939361653120">
          <text:deletion>
            <office:change-info>
              <dc:creator>Unknown Author</dc:creator>
              <dc:date>2020-04-27T15:21:02</dc:date>
            </office:change-info>
            <text:p text:style-name="P38">te</text:p>
          </text:deletion>
        </text:changed-region>
        <text:changed-region xml:id="ct93939383690672" text:id="ct93939383690672">
          <text:insertion>
            <office:change-info>
              <dc:creator>Unknown Author</dc:creator>
              <dc:date>2020-04-27T14:27:19</dc:date>
            </office:change-info>
          </text:insertion>
        </text:changed-region>
        <text:changed-region xml:id="ct93939386159904" text:id="ct93939386159904">
          <text:insertion>
            <office:change-info>
              <dc:creator>Unknown Author</dc:creator>
              <dc:date>2020-04-27T14:28:00</dc:date>
            </office:change-info>
          </text:insertion>
        </text:changed-region>
        <text:changed-region xml:id="ct93939372403360" text:id="ct93939372403360">
          <text:insertion>
            <office:change-info>
              <dc:creator>Unknown Author</dc:creator>
              <dc:date>2020-04-27T14:29:00</dc:date>
            </office:change-info>
          </text:insertion>
        </text:changed-region>
        <text:changed-region xml:id="ct93939385722784" text:id="ct93939385722784">
          <text:insertion>
            <office:change-info>
              <dc:creator>Unknown Author</dc:creator>
              <dc:date>2020-04-27T15:06:37</dc:date>
            </office:change-info>
          </text:insertion>
        </text:changed-region>
        <text:changed-region xml:id="ct93939383961920" text:id="ct93939383961920">
          <text:insertion>
            <office:change-info>
              <dc:creator>Unknown Author</dc:creator>
              <dc:date>2020-04-27T14:30:01</dc:date>
            </office:change-info>
          </text:insertion>
        </text:changed-region>
        <text:changed-region xml:id="ct93939369904656" text:id="ct93939369904656">
          <text:insertion>
            <office:change-info>
              <dc:creator>Unknown Author</dc:creator>
              <dc:date>2020-04-27T15:34:39</dc:date>
            </office:change-info>
          </text:insertion>
        </text:changed-region>
        <text:changed-region xml:id="ct93939386106112" text:id="ct93939386106112">
          <text:insertion>
            <office:change-info>
              <dc:creator>Unknown Author</dc:creator>
              <dc:date>2020-04-27T14:30:01</dc:date>
            </office:change-info>
          </text:insertion>
        </text:changed-region>
        <text:changed-region xml:id="ct93939385639600" text:id="ct93939385639600">
          <text:insertion>
            <office:change-info>
              <dc:creator>Unknown Author</dc:creator>
              <dc:date>2020-04-27T15:34:59</dc:date>
            </office:change-info>
          </text:insertion>
        </text:changed-region>
        <text:changed-region xml:id="ct93939379660576" text:id="ct93939379660576">
          <text:insertion>
            <office:change-info>
              <dc:creator>Unknown Author</dc:creator>
              <dc:date>2020-04-27T15:35:02</dc:date>
            </office:change-info>
          </text:insertion>
        </text:changed-region>
        <text:changed-region xml:id="ct93939382549040" text:id="ct93939382549040">
          <text:insertion>
            <office:change-info>
              <dc:creator>Unknown Author</dc:creator>
              <dc:date>2020-04-27T15:36:20</dc:date>
            </office:change-info>
          </text:insertion>
        </text:changed-region>
        <text:changed-region xml:id="ct93939384191520" text:id="ct93939384191520">
          <text:insertion>
            <office:change-info>
              <dc:creator>Unknown Author</dc:creator>
              <dc:date>2020-04-27T15:37: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61200421" text:style-name="WWNum1">
        <text:list-item>
          <text:list>
            <text:list-item>
              <text:h text:style-name="P7" text:outline-level="2"><text:span text:style-name="T1">Practical Exercises 3</text:span></text:h>
            </text:list-item>
          </text:list>
        </text:list-item>
      </text:list>
      <text:p text:style-name="P1"><text:span text:style-name="T3">Surname</text:span><text:span text:style-name="T5">:</text:span><text:change-start text:change-id="ct93939372189968"/><text:span text:style-name="T5"> </text:span><text:span text:style-name="T7">Hejhal</text:span><text:change-end text:change-id="ct93939372189968"/></text:p>
      <text:p text:style-name="P2"><text:span text:style-name="T3">Name</text:span><text:span text:style-name="T5">:</text:span><text:change-start text:change-id="ct93939380196768"/><text:span text:style-name="T5"> </text:span><text:change-end text:change-id="ct93939380196768"/><text:change-start text:change-id="ct93939380120992"/><text:span text:style-name="T60">Jakub</text:span><text:change-end text:change-id="ct93939380120992"/></text:p>
      <text:p text:style-name="P3"/>
      <text:p text:style-name="P1"><text:span text:style-name="T3">Degree</text:span><text:span text:style-name="T5"> (Ing. del Software/Ing. </text:span><text:span text:style-name="T12">Informática/Ing. Computadores):</text:span><text:change-start text:change-id="ct93939380805552"/><text:span text:style-name="T12"> </text:span><text:span text:style-name="T13">Erasmus</text:span><text:change-end text:change-id="ct93939380805552"/></text:p>
      <text:p text:style-name="P1"><text:span text:style-name="T14">Group</text:span><text:span text:style-name="T12"> (A/B/C):</text:span><text:change-start text:change-id="ct93939350793632"/><text:span text:style-name="T12"> </text:span><text:span text:style-name="T13">B</text:span><text:change-end text:change-id="ct93939350793632"/></text:p>
      <text:p text:style-name="P9"/>
      <text:p text:style-name="P21"><text:change-start text:change-id="ct93939375144736"/><text:span text:style-name="T6">E</text:span><text:change-end text:change-id="ct93939375144736"/><text:span text:style-name="T6">xercise 1 (MAC/Linux). </text:span><text:span text:style-name="T8">The command </text:span><text:span text:style-name="T9">ifconfig/</text:span><text:span text:style-name="T10">ip</text:span><text:span text:style-name="T9"> </text:span><text:span text:style-name="T8">in MAC/Linux shows information about the network interfaces of your machine. Execute the <text:s/>following commands in a command shell:</text:span></text:p>
      <text:p text:style-name="P10"><text:span text:style-name="T15"><text:tab/></text:span><text:span text:style-name="T16">MAC: </text:span><text:span text:style-name="T15"><text:tab/></text:span><text:span text:style-name="T39">ifconfig; netstat –rn | grep “UGS” | awk ‘{print “Pasarela: “ $2}’</text:span></text:p>
      <text:p text:style-name="P10"><text:span text:style-name="T39"><text:tab/></text:span><text:span text:style-name="T15">Linux: <text:tab/></text:span><text:span text:style-name="T39">ip ad sh; ip ro sh | grep “default” | awk ‘{print “Pasarela: “ $3}’</text:span></text:p>
      <text:p text:style-name="P20"><text:span text:style-name="T45">Search the information of your physical NIC, IP, netmask and default gateway. Write down the name of the NIC (the first work before the configuration information, it is usually like ethX, wlpXsY, enpXsY, enxX…) because</text:span><text:change text:change-id="ct93939380512960"/><text:span text:style-name="T45">we will use it for the next exercises (we refer to it as </text:span><text:span text:style-name="T51">Description</text:span><text:span text:style-name="T45">). What is the identifier of your network?</text:span><text:change-start text:change-id="ct93939379295360"/></text:p>
      <text:p text:style-name="P36"><text:change-end text:change-id="ct93939379295360"/><text:change-start text:change-id="ct93939380460352"/>NIC id: wlp2s0</text:p>
      <text:p text:style-name="P36">IP: 192.168.0.56</text:p>
      <text:p text:style-name="P36"><text:change-end text:change-id="ct93939380460352"/><text:change-start text:change-id="ct93939379660976"/>Mask: /24</text:p>
      <text:p text:style-name="P37"><text:span text:style-name="T59">Default Gateway: </text:span><text:change-end text:change-id="ct93939379660976"/><text:change-start text:change-id="ct93939379298944"/><text:span text:style-name="T59">192.168.0.1</text:span><text:change-end text:change-id="ct93939379298944"/><text:change text:change-id="ct93939348454880"/><text:change-start text:change-id="ct93939378065680"/></text:p>
      <text:p text:style-name="P30"><text:change-end text:change-id="ct93939378065680"/><text:span text:style-name="T50">Exercise 2.</text:span><text:span text:style-name="T46"> Check the network information in Linux using the command ifconfig in a command shell. The output of this command shows the configuration of two NICs: one named </text:span><text:span text:style-name="T50">lo</text:span><text:span text:style-name="T46"> and another whose name could vary (in the following, we will refer to this NIC as </text:span><text:span text:style-name="T50">realNIC</text:span><text:span text:style-name="T46">). Check the information of </text:span><text:span text:style-name="T50">lo</text:span><text:span text:style-name="T46">, what is the purpose of this NIC? Analyze the information of </text:span><text:span text:style-name="T50">realNIC</text:span><text:span text:style-name="T46">, taking into account its IP address and its netmask, is the virtual machine in the subnetwork (IPv4) of the host machine? Why?</text:span><text:change-start text:change-id="ct93939380102032"/></text:p>
      <text:p text:style-name="P20"><text:change-end text:change-id="ct93939380102032"/><text:change-start text:change-id="ct93939349909648"/><text:span text:style-name="T46">The </text:span><text:span text:style-name="T27">lo </text:span><text:span text:style-name="T29">interface </text:span><text:span text:style-name="T46">is a special, virtual </text:span><text:span text:style-name="T29">NIC </text:span><text:span text:style-name="T46">that</text:span><text:span text:style-name="T47"> c</text:span><text:span text:style-name="T46">omputer </text:span><text:span text:style-name="T55">uses to</text:span><text:span text:style-name="T46"> communicate with itself. </text:span><text:span text:style-name="T47">All traffic sent to 127.0.0.1 is deliver to the comuter itself.</text:span></text:p>
      <text:p text:style-name="P24"><text:change-end text:change-id="ct93939349909648"/><text:change-start text:change-id="ct93939382746240"/><text:span text:style-name="T46">R</text:span><text:change-end text:change-id="ct93939382746240"/><text:change-start text:change-id="ct93939385906560"/><text:span text:style-name="T46">ealNIC id: enp0s3</text:span></text:p>
      <text:p text:style-name="P24"><text:span text:style-name="T46">IP: 192.168.0.154</text:span></text:p>
      <text:p text:style-name="P24"><text:span text:style-name="T46">netmask: /24</text:span></text:p>
      <text:p text:style-name="P24"><text:span text:style-name="T46">default gateway: 192.168.0.1</text:span></text:p>
      <text:p text:style-name="P24"><text:span text:style-name="T48"/></text:p>
      <text:p text:style-name="P22"><text:span text:style-name="T48">I</text:span><text:span text:style-name="T46">s the virtual machine in the subnetwork (IPv4) of the host machine? Why? </text:span></text:p>
      <text:p text:style-name="P25"><text:span text:style-name="T46">No, it</text:span><text:change-end text:change-id="ct93939385906560"/><text:change-start text:change-id="ct93939379814960"/><text:span text:style-name="T46">’s in the same network, because we selected the brigde mode in the Vbox setup.</text:span><text:change-end text:change-id="ct93939379814960"/><text:change-start text:change-id="ct93939343212304"/></text:p>
      <text:p text:style-name="P19"><text:change-end text:change-id="ct93939343212304"/><text:change-start text:change-id="ct93939350756848"/><text:span text:style-name="T46"/></text:p>
      <text:p text:style-name="P29"><text:change-end text:change-id="ct93939350756848"/><text:span text:style-name="T46">Execute the following commands (replace the work </text:span><text:span text:style-name="T50">realNIC</text:span><text:span text:style-name="T46"> with the identifier of the NIC that you have found in exercise 2):</text:span></text:p>
      <text:p text:style-name="P11"><text:span text:style-name="T39">sudo /etc/init.d/network-manager stop</text:span></text:p>
      <text:p text:style-name="P11"><text:span text:style-name="T39">sudo kill -9 `cat /run/dhclient-</text:span><text:span text:style-name="T41">realNIC</text:span><text:span text:style-name="T39">.pid`</text:span></text:p>
      <text:p text:style-name="P11"><text:span text:style-name="T39">sudo ip address flush </text:span><text:span text:style-name="T41">realNIC</text:span></text:p>
      <text:p text:style-name="P11"><text:span text:style-name="T39">sudo rm /etc/resolv.conf</text:span></text:p>
      <text:p text:style-name="P19"><text:span text:style-name="T46">The first command disables the network service, the second command disable the DHCP client, the third command frees the current IP of the NIC, and finally, the last command remove the configuration of the DNS protocol.</text:span></text:p>
      <text:p text:style-name="P19"><text:span text:style-name="T50">Exercise 3.</text:span><text:span text:style-name="T46"> Execute the ifconfig command again. What is the IP/netmask of </text:span><text:span text:style-name="T50">realNIC</text:span><text:span text:style-name="T46">? Why?</text:span><text:change-start text:change-id="ct93939385547968"/></text:p>
      <text:p text:style-name="P26"><text:change-end text:change-id="ct93939385547968"/><text:change-start text:change-id="ct93939386324096"/><text:span text:style-name="T46">It doesn’t have assigned IP/netmask, because we stopped the network-manager service along with the DHCP, which is responsible </text:span><text:change-end text:change-id="ct93939386324096"/><text:change-start text:change-id="ct93939383476848"/><text:span text:style-name="T46">for configuring the network interface corretly with IP, subnet mask, default gateway</text:span><text:change-end text:change-id="ct93939383476848"/><text:change-start text:change-id="ct93939379674944"/><text:span text:style-name="T46">.</text:span></text:p>
      <text:p text:style-name="P19"><text:span text:style-name="T50"/></text:p>
      <text:p text:style-name="P29"><text:change-end text:change-id="ct93939379674944"/><text:span text:style-name="T50">Exercise 4. </text:span><text:span text:style-name="T46">Configure the IP and the subnet mask in Linux with the following command:</text:span></text:p>
      <text:p text:style-name="P28"><text:span text:style-name="T40">sudo ifconfig realNIC ipAddr netmask mask</text:span><text:change text:change-id="ct93939339946128"/><text:change-start text:change-id="ct93939384582832"/></text:p>
      <text:p text:style-name="P19"><text:change-end text:change-id="ct93939384582832"/><text:span text:style-name="T46">The values of </text:span><text:span text:style-name="T50">realNIC</text:span><text:span text:style-name="T46">, </text:span><text:span text:style-name="T50">ipAddr</text:span><text:span text:style-name="T46"> and </text:span><text:span text:style-name="T50">mask</text:span><text:span text:style-name="T46"> are the same of the exercise 2.</text:span><text:change-start text:change-id="ct93939377528784"/></text:p>
      <text:p text:style-name="P27">sudo ifconfig enp0s3 192.168.0.154 netmask 255.255.255.0</text:p>
      <text:p text:style-name="P19"><text:span text:style-name="T50"/></text:p>
      <text:p text:style-name="P29"><text:change-end text:change-id="ct93939377528784"/><text:span text:style-name="T50">Exercise 5.</text:span><text:span text:style-name="T46"> Try to make a ping <text:s/>to each of the following hosts: (i) loopback (127.0.0.1); (ii) IP of your host machine; (iii) IP of your default gateway; and a (iv) machine outside the network (informatica.cv.uma.es and </text:span><text:span text:style-name="T52">150.214.54.249</text:span><text:span text:style-name="T46">). Which of them work and which do not?</text:span><text:change-start text:change-id="ct93939343527680"/></text:p>
      <text:p text:style-name="P27"><text:change-end text:change-id="ct93939343527680"/><text:change-start text:change-id="ct93939385505760"/><text:span text:style-name="T46">Ping to loopback works</text:span></text:p>
      <text:p text:style-name="P27"><text:span text:style-name="T46">Ping to my host machine works as well</text:span></text:p>
      <text:p text:style-name="P27"><text:span text:style-name="T46">VM has no default gateway setup</text:span><text:change-end text:change-id="ct93939385505760"/><text:change-start text:change-id="ct93939382512816"/><text:span text:style-name="T46"> – </text:span><text:change-end text:change-id="ct93939382512816"/><text:change-start text:change-id="ct93939379325984"/><text:span text:style-name="T49">routing table isn’t setup correctly yet, it has no “default” record, so this question doesn’t make sense. </text:span><text:change-end text:change-id="ct93939379325984"/><text:change-start text:change-id="ct93939376645120"/></text:p>
      <text:p text:style-name="P23"><text:span text:style-name="T49">Pinging machine outside of my LAN doesn’t </text:span><text:span text:style-name="T30">work</text:span><text:change-end text:change-id="ct93939376645120"/><text:change-start text:change-id="ct93939386211264"/><text:span text:style-name="T30"> </text:span><text:span text:style-name="T31">(</text:span><text:change-end text:change-id="ct93939386211264"/><text:change-start text:change-id="ct93939371735600"/><text:span text:style-name="T31">neither <text:s/>informatica.cv.uma.es nor 150.214.54.249)</text:span><text:change-end text:change-id="ct93939371735600"/><text:change-start text:change-id="ct93939382960000"/></text:p>
      <text:p text:style-name="P15"><text:change-end text:change-id="ct93939382960000"/><text:span text:style-name="T17">Exercise 6.</text:span><text:span text:style-name="T19"> The </text:span><text:span text:style-name="T17">route</text:span><text:span text:style-name="T19"> command is used to look at host routing table and can be used to add or delete routes. Check the routing table (use the command </text:span><text:span text:style-name="T18">route</text:span><text:span text:style-name="T19">) of the virtual machine and reason about why some of the pings of exercise 5 work and others do not. </text:span><text:change-start text:change-id="ct93939348450224"/></text:p>
      <text:p text:style-name="P14"><text:change-end text:change-id="ct93939348450224"/><text:change-start text:change-id="ct93939372233296"/><text:span text:style-name="T19">Loopback works, because loopback interface is always present regardless of the network configuration </text:span><text:span text:style-name="T20">and</text:span><text:span text:style-name="T19"> 127.0.0.0</text:span><text:change-end text:change-id="ct93939372233296"/><text:change-start text:change-id="ct93939385671312"/><text:span text:style-name="T19">/8 doesn’t need any routes in the routing table</text:span></text:p>
      <text:p text:style-name="P12"><text:span text:style-name="T21">Ping to my host machine work because </text:span><text:span text:style-name="T24">I</text:span><text:span text:style-name="T21"> set up the IP </text:span><text:change-end text:change-id="ct93939385671312"/><text:change-start text:change-id="ct93939385081824"/><text:span text:style-name="T21">and subnet mask correctly and VM is set to work in bridged mode. It simulates </text:span><text:change-end text:change-id="ct93939385081824"/><text:change-start text:change-id="ct93939358082832"/><text:span text:style-name="T21">the VM being connected to the same LAN as my host machine is. </text:span><text:change-end text:change-id="ct93939358082832"/><text:change-start text:change-id="ct93939383579936"/></text:p>
      <text:p text:style-name="P31"><text:span text:style-name="T32">Pinging </text:span><text:span text:style-name="T31">informatica.cv.uma.es </text:span><text:span text:style-name="T32">because DNS resolution is switched off (we disabled DHCP, which would provide us with suitable DNS server)</text:span></text:p>
      <text:p text:style-name="P32"><text:span text:style-name="T22">Pinging </text:span><text:span text:style-name="T31">150.214.54.249 </text:span><text:span text:style-name="T23">doesn</text:span><text:change-end text:change-id="ct93939383579936"/><text:change-start text:change-id="ct93939375077664"/><text:span text:style-name="T23">’t work, </text:span><text:change-end text:change-id="ct93939375077664"/><text:change-start text:change-id="ct93939372419424"/><text:span text:style-name="T30">because VM doesn’t have any default gateway setup</text:span><text:change-end text:change-id="ct93939372419424"/><text:change-start text:change-id="ct93939382576560"/><text:span text:style-name="T30"> and doesn’t know how to route packets to </text:span><text:span text:style-name="T31">150.214.54.249</text:span><text:span text:style-name="T30">. It only knows how to route 192.168.0.0</text:span><text:change-end text:change-id="ct93939382576560"/><text:change-start text:change-id="ct93939386380624"/><text:span text:style-name="T30">/24 packets.</text:span></text:p>
      <text:p text:style-name="P47"><text:change-end text:change-id="ct93939386380624"/><text:span text:style-name="T4">Exercise 7.</text:span><text:span text:style-name="T2"> </text:span>To illustrate the use and functionality of the command <text:span text:style-name="T53">route (</text:span>/sbin/route), we can delete and add an entry to the routing table <text:span text:style-name="T2">by doing the following:</text:span></text:p>
      <text:list xml:id="list462385691" text:style-name="WWNum10">
        <text:list-item>
          <text:p text:style-name="P39"><text:span text:style-name="T54">Add entry (Direct delivery):</text:span> sudo route add -net &lt;net&gt; netmask &lt;mask&gt; dev &lt;device&gt;</text:p>
        </text:list-item>
        <text:list-item>
          <text:p text:style-name="P39"><text:span text:style-name="T54">Add entry (Indirect entry):</text:span> sudo route add -net &lt;net&gt; netmask &lt;mask&gt; gw &lt;gateway&gt;</text:p>
        </text:list-item>
        <text:list-item>
          <text:p text:style-name="P39"><text:span text:style-name="T54">Add entry (Default):</text:span> sudo route add default gw &lt;ga<text:change text:change-id="ct93939361653120"/>way&gt;</text:p>
        </text:list-item>
        <text:list-item>
          <text:p text:style-name="P39"><text:span text:style-name="T54">Delete entry (destination network):</text:span> sudo route del -net &lt;net&gt; netmask &lt;mask&gt;</text:p>
        </text:list-item>
        <text:list-item>
          <text:p text:style-name="P39"><text:span text:style-name="T54">Delete entry (default):</text:span> sudo route del default</text:p>
        </text:list-item>
      </text:list>
      <text:p text:style-name="P38">Use these commands to make the following tasks:</text:p>
      <text:list xml:id="list1570806674" text:style-name="WWNum11">
        <text:list-item>
          <text:p text:style-name="P40">Add the default route using c) (use the same as your host machine). Check again the pings that failed in exercise 5 and explain why some of them now succeed.</text:p>
        </text:list-item>
        <text:list-item>
          <text:p text:style-name="P40">Then, add to the <text:span text:style-name="T56">/etc/resolv.conf</text:span><text:span text:style-name="T56"><text:note text:id="ftn1" text:note-class="footnote"><text:note-citation>1</text:note-citation><text:note-body><text:p text:style-name="P4"><text:span text:style-name="T11"><text:s/></text:span><text:span text:style-name="T37">Use </text:span><text:span text:style-name="T38">sudo leafpad /etc/resolv.conf</text:span></text:p></text:note-body></text:note></text:span> file the line <text:span text:style-name="T56">nameserver 8.8.8.8</text:span>. Do all the pings work now? Why do you think the pings formerly did not work, now work?<text:change-start text:change-id="ct93939383690672"/></text:p>
        </text:list-item>
      </text:list>
      <text:p text:style-name="P43"><text:span text:style-name="T34">i</text:span>) Default gateway is now defined, ip route says:</text:p>
      <text:p text:style-name="P43">default <text:tab/><text:change-end text:change-id="ct93939383690672"/><text:change-start text:change-id="ct93939386159904"/>192.168.0.1 <text:s/>0.0.0.0 <text:s/>UD 0 0 0 enp0s3</text:p>
      <text:p text:style-name="P43">So we can see our default gateway is 192.168.0.1</text:p>
      <text:p text:style-name="P43">pinging <text:span text:style-name="T62">default gateway</text:span> works as expected, it is in our network 1<text:change-end text:change-id="ct93939386159904"/><text:change-start text:change-id="ct93939372403360"/>92.168.0.1/24 which we set up corretly.</text:p>
      <text:p text:style-name="P42"><text:change-end text:change-id="ct93939372403360"/><text:change-start text:change-id="ct93939385722784"/><text:span text:style-name="T62">Pinging </text:span><text:span text:style-name="T31">150.214.54.249 </text:span><text:change-end text:change-id="ct93939385722784"/><text:change-start text:change-id="ct93939383961920"/><text:span text:style-name="T61">now works as well. VM now knows </text:span><text:span text:style-name="T35">h</text:span><text:span text:style-name="T36">ow to relay packet not meant for our LAN.</text:span></text:p>
      <text:p text:style-name="P45"><text:span text:style-name="T36">P</text:span><text:span text:style-name="T34">inging </text:span><text:span text:style-name="T31">informatica.cv.uma.es </text:span><text:span text:style-name="T33">still doesn</text:span><text:change-end text:change-id="ct93939383961920"/><text:change-start text:change-id="ct93939369904656"/><text:span text:style-name="T33">’t work, because DNS resolution is not setup.</text:span><text:change-end text:change-id="ct93939369904656"/><text:change-start text:change-id="ct93939386106112"/></text:p>
      <text:p text:style-name="P44"/>
      <text:p text:style-name="P44">ii)<text:change-end text:change-id="ct93939386106112"/><text:change-start text:change-id="ct93939385639600"/></text:p>
      <text:p text:style-name="P46"><text:change-end text:change-id="ct93939385639600"/><text:change-start text:change-id="ct93939379660576"/>Now everything works. We have set google’s 8.8.8.8. server as our DNS nameserver and we can now resolve <text:change-end text:change-id="ct93939379660576"/><text:change-start text:change-id="ct93939382549040"/><text:span text:style-name="T31">informatica.cv.uma.es </text:span><text:span text:style-name="T28">and then ping the server.</text:span><text:change-end text:change-id="ct93939382549040"/></text:p>
      <text:p text:style-name="P13"><text:change-start text:change-id="ct93939384191520"/><text:span text:style-name="T25"/></text:p>
      <text:p text:style-name="P16"><text:change-end text:change-id="ct93939384191520"/><text:span text:style-name="T25">Exercise 8.</text:span><text:span text:style-name="T26"> When a packet is sent outside your local network, the information of the routing table is queried two times.</text:span></text:p>
      <text:list xml:id="list764861953" text:style-name="WWNum14">
        <text:list-item>
          <text:p text:style-name="P8"><text:span text:style-name="T26">To search the entry that corresponds to the final destination of the datagram. The destination is external to the subnet, so the datagram should be sent to the default gateway (the router).</text:span></text:p>
        </text:list-item>
        <text:list-item>
          <text:p text:style-name="P8"><text:span text:style-name="T26">To search the entry to reach our router (this entry will allow direct delivery of the datagram to the router because the router is in our subnetwork).</text:span></text:p>
        </text:list-item>
      </text:list>
      <text:p text:style-name="P17"><text:span text:style-name="T26">Check the routing table of your host machine (</text:span><text:span text:style-name="T39">route PRINT -4</text:span><text:span text:style-name="T15"> in Windows, </text:span><text:span text:style-name="T39">netstat -rn </text:span><text:span text:style-name="T15">in MAC and </text:span><text:span text:style-name="T39">ip route show </text:span><text:span text:style-name="T15">in Linux</text:span><text:span text:style-name="T26">). Take a screenshot of the output routing table and highlight the following entries:</text:span></text:p>
      <text:list xml:id="list2133324865" text:style-name="WWNum12">
        <text:list-item>
          <text:p text:style-name="P41">Entry that corresponds to the local interface network</text:p>
        </text:list-item>
        <text:list-item>
          <text:p text:style-name="P41">Default entry</text:p>
        </text:list-item>
      </text:list>
      <text:p text:style-name="P48"/>
      <text:p text:style-name="P33"><text:span text:style-name="T54">Exercise 9. </text:span>Develop a program to work with IPv4 addresses in dotted-decimal notation (X.X.X.X). The program receives as an input (or it requests to the user) an IPv4 address and do the following:</text:p>
      <text:list xml:id="list1605435993" text:style-name="WWNum13">
        <text:list-item>
          <text:p text:style-name="P34">To check that the address is valid</text:p>
        </text:list-item>
        <text:list-item>
          <text:p text:style-name="P34">To inform of the class of the IPv4 address (A, B, C, D or E).</text:p>
        </text:list-item>
        <text:list-item>
          <text:p text:style-name="P34">After a) and b), the program requests to the user the subnet mask (in prefix notation and it can assume that the mask is correct) and shows:</text:p>
          <text:list>
            <text:list-item>
              <text:p text:style-name="P34">Subnet id</text:p>
            </text:list-item>
            <text:list-item>
              <text:p text:style-name="P34">Broadcast address of the subnetwork</text:p>
            </text:list-item>
            <text:list-item>
              <text:p text:style-name="P34">Number of IP available to identify hosts.</text:p>
            </text:list-item>
            <text:list-item>
              <text:p text:style-name="P34">Range of addresses available for hosts (First host – Last host).</text:p>
            </text:list-item>
          </text:list>
        </text:list-item>
      </text:list>
      <text:p text:style-name="P33"><text:span text:style-name="T2">Example of use:</text:span></text:p>
      <text:p text:style-name="P18"><text:span text:style-name="T42">user@computer:~$ java P2 192.168.45.30 21</text:span></text:p>
      <text:p text:style-name="P18"><text:span text:style-name="T43">La IP es válida y de clase C</text:span></text:p>
      <text:p text:style-name="P18"><text:span text:style-name="T43">ID de red: 192.168.40.0</text:span></text:p>
      <text:p text:style-name="P18"><text:span text:style-name="T43">Máscara de red: 255.255.248.0</text:span></text:p>
      <text:p text:style-name="P18"><text:span text:style-name="T43">Broadcast: 192.168.47.255</text:span></text:p>
      <text:p text:style-name="P18"><text:span text:style-name="T43">Número de IPs para host: 2046</text:span></text:p>
      <text:p text:style-name="P18"><text:span text:style-name="T42">Rango: 192.168.40.1-192.168.47.254</text:span></text:p>
      <text:p text:style-name="P33">____________________________________________________________________________</text:p>
      <text:p text:style-name="P33"><text:span text:style-name="T4">Guidelines of the report</text:span></text:p>
      <text:list xml:id="list4176033278" text:style-name="WWNum5">
        <text:list-item>
          <text:p text:style-name="P35"><text:span text:style-name="T2">Include in the same report all the exercises corresponding to Part 1.</text:span></text:p>
        </text:list-item>
        <text:list-item>
          <text:p text:style-name="P35">The front page must inform about: (i) list of the exercises included; (ii) data that identifies the student (i.e. name, group, etc). Please <text:span text:style-name="T54">use the template</text:span> provided in the Campus Virtual</text:p>
        </text:list-item>
        <text:list-item>
          <text:p text:style-name="P35">In the screenshots (using &lt;alt&gt;+&lt;impr pant&gt;) the student must mark those parts corresponding to what is requested by the exercise (using a drawing utility). Also add a brief text explaining what is shown. </text:p>
        </text:list-item>
        <text:list-item>
          <text:p text:style-name="P35"><text:span text:style-name="T2">The student must upload the report in PDF. </text:span></text:p>
        </text:list-item>
        <text:list-item>
          <text:p text:style-name="P35">Upload a .zip file with the report and the file .pcap with the trace of the captured packets<text:span text:style-name="T57">. Note that the report of practical exercises 1, 2 and 3 must be uploaded in the same .zip file.</text:span></text:p>
        </text:list-item>
        <text:list-item>
          <text:p text:style-name="P35"><text:soft-page-break/><text:span text:style-name="T2">The report should include an explicative schema detailing the most significant parts of the code. You must deliver the source code (in independent files) jointly with the report.</text:span></text:p>
        </text:list-item>
      </text:list>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1"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Fira Mono" svg:font-family="'Fira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left="-0.1in" fo:margin-right="0in" fo:margin-top="0.1665in" fo:margin-bottom="0.0835in" loext:contextual-spacing="false" fo:text-indent="0in"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Bullet_20_-_20_Eagle" style:display-name="Bullet - Eagle" style:family="paragraph" style:parent-style-name="Standard" style:default-outline-level="">
      <style:paragraph-properties fo:margin-top="0.0417in" fo:margin-bottom="0.0417in" loext:contextual-spacing="false">
        <style:tab-stops>
          <style:tab-stop style:position="1in"/>
        </style:tab-stops>
      </style:paragraph-properties>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igCap" style:family="paragraph" style:parent-style-name="Standard" style:next-style-name="Text_20_body" style:default-outline-level="">
      <style:paragraph-properties fo:margin-top="0.0835in" fo:margin-bottom="0.1665in" loext:contextual-spacing="false" fo:text-align="center" style:justify-single-word="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igure" style:family="paragraph" style:parent-style-name="Standard" style:default-outline-level="" style:class="extra">
      <style:paragraph-properties fo:margin-top="0.1665in" fo:margin-bottom="0.0835in" loext:contextual-spacing="false" fo:text-align="center" style:justify-single-word="false" fo:keep-with-next="always"/>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sk" style:family="paragraph" style:parent-style-name="Standard" style:next-style-name="Text_20_body" style:default-outline-level="">
      <style:paragraph-properties fo:margin-left="-0.1in" fo:margin-right="0in" fo:margin-top="0.25in" fo:margin-bottom="0.0835in" loext:contextual-spacing="false" fo:text-indent="0in" style:auto-text-indent="false"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1" style:display-name="Body Text Indent 1" style:family="paragraph" style:parent-style-name="Text_20_body" style:next-style-name="Text_20_body" style:default-outline-level="">
      <style:paragraph-properties fo:margin-left="0.5in" fo:margin-right="0in" fo:text-indent="0in" style:auto-text-indent="false"/>
    </style:style>
    <style:style style:name="Step"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fo:hyphenate="true" fo:hyphenation-remain-char-count="2" fo:hyphenation-push-char-count="2"/>
    </style:style>
    <style:style style:name="Footnote" style:family="paragraph" style:parent-style-name="Standard" style:default-outline-level="" style:class="extra">
      <style:text-properties fo:font-size="10pt" style:font-size-asian="10pt" style:font-size-complex="10pt"/>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ar" style:country-asian="SA"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use-window-font-color="tru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366in"/>
        </style:list-level-properties>
      </text:list-level-style-number>
      <text:list-level-style-bullet text:level="2" text:style-name="ListLabel_20_13" style:num-suffix="o" text:bullet-char="o">
        <style:list-level-properties text:list-level-position-and-space-mode="label-alignment">
          <style:list-level-label-alignment text:label-followed-by="listtab" fo:text-indent="-0.25in" fo:margin-left="1.0366in"/>
        </style:list-level-properties>
        <style:text-properties style:font-name="Courier New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5366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0366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366in"/>
        </style:list-level-properties>
        <style:text-properties style:font-name="Courier New1"/>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0366in"/>
        </style:list-level-properties>
        <style:text-properties style:font-name="Wingdings"/>
      </text:list-level-style-bullet>
      <text:list-level-style-bullet text:level="7" text:style-name="ListLabel_20_18" style:num-suffix="" text:bullet-char="">
        <style:list-level-properties text:list-level-position-and-space-mode="label-alignment">
          <style:list-level-label-alignment text:label-followed-by="listtab" fo:text-indent="-0.25in" fo:margin-left="3.5366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0366in"/>
        </style:list-level-properties>
        <style:text-properties style:font-name="Courier New1"/>
      </text:list-level-style-bullet>
      <text:list-level-style-bullet text:level="9" text:style-name="ListLabel_20_20" style:num-suffix="" text:bullet-char="">
        <style:list-level-properties text:list-level-position-and-space-mode="label-alignment">
          <style:list-level-label-alignment text:label-followed-by="listtab" fo:text-indent="-0.25in" fo:margin-left="4.536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list-style-name="">
      <style:paragraph-properties fo:margin-left="-0.1in" fo:margin-right="0in" fo:text-indent="0in" style:auto-text-indent="false"/>
    </style:style>
    <style:style style:name="MP2" style:family="paragraph" style:parent-style-name="Header">
      <style:text-properties officeooo:paragraph-rsid="001a93dc"/>
    </style:style>
    <style:style style:name="MT1" style:family="text">
      <style:text-properties fo:font-size="11pt" fo:font-weight="normal" style:font-size-asian="11pt" style:font-weight-asian="normal" style:font-name-complex="Times New Roman1" style:font-weight-complex="normal"/>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text:span text:style-name="MT1">Network and Distributed Systems<text:tab/><text:tab/><text:tab/><text:tab/> <text:s text:c="17"/>Laboratory Work</text:span></text:h>
        <text:p text:style-name="MP2"/>
      </style:head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ercedes</meta:initial-creator>
    <meta:editing-cycles>5</meta:editing-cycles>
    <meta:print-date>2017-04-21T07:30:00</meta:print-date>
    <meta:creation-date>2019-04-04T13:27:00</meta:creation-date>
    <dc:date>2020-04-27T15:37:33.426889551</dc:date>
    <meta:editing-duration>PT6M32S</meta:editing-duration>
    <meta:generator>LibreOffice/6.3.5.2$Linux_X86_64 LibreOffice_project/30$Build-2</meta:generator>
    <meta:document-statistic meta:table-count="0" meta:image-count="0" meta:object-count="0" meta:page-count="9" meta:paragraph-count="92" meta:word-count="1397" meta:character-count="8357" meta:non-whitespace-character-count="7035"/>
    <meta:user-defined meta:name="AppVersion">16.0000</meta:user-defined>
    <meta:user-defined meta:name="Company">Universidad de Mála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